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EE0000057BEEF15D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3.8cm" svg:height="19.619cm" svg:x="2.6cm" svg:y="0.781cm">
          <draw:image xlink:href="Pictures/10000000000005EE0000057BEEF15D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1-20T14:26:39</meta:creation-date>
    <dc:date>2014-11-20T14:27:40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